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Relatorio rules</text:p>
          </draw:text-box>
        </draw:frame>
        <draw:frame draw:style-name="gr1" draw:layer="layout" svg:width="13.829cm" svg:height="1.038cm" svg:x="3.5cm" svg:y="5cm">
          <draw:text-box>
            <text:p text:style-name="P1">Example Sheet for Customer: <text:a xlink:href="relatorio://o.customer.name">o.customer.name</text:a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000080" draw:fill-image-width="0cm" draw:fill-image-height="0cm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008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mer&gt;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mer&gt;</text:page-number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Udo Spallek</meta:initial-creator>
    <meta:creation-date>2008-08-07T10:06:09</meta:creation-date>
    <dc:creator>Udo Spallek</dc:creator>
    <dc:date>2008-08-07T10:39:15</dc:date>
    <meta:editing-cycles>2</meta:editing-cycles>
    <meta:editing-duration>PT9M22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